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91cm"/>
    </style:style>
    <style:style style:name="co2" style:family="table-column">
      <style:table-column-properties fo:break-before="auto" style:column-width="1.692cm"/>
    </style:style>
    <style:style style:name="co3" style:family="table-column">
      <style:table-column-properties fo:break-before="auto" style:column-width="2.085cm"/>
    </style:style>
    <style:style style:name="co4" style:family="table-column">
      <style:table-column-properties fo:break-before="auto" style:column-width="2.196cm"/>
    </style:style>
    <style:style style:name="co5" style:family="table-column">
      <style:table-column-properties fo:break-before="auto" style:column-width="1.309cm"/>
    </style:style>
    <style:style style:name="co6" style:family="table-column">
      <style:table-column-properties fo:break-before="auto" style:column-width="1.337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ff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3"/>
    <style:style style:name="ce4" style:family="table-cell" style:parent-style-name="Default" style:data-style-name="N109"/>
    <style:style style:name="ce5" style:family="table-cell" style:parent-style-name="Default" style:data-style-name="N111"/>
    <style:style style:name="gr1" style:family="graphic">
      <style:graphic-properties draw:marker-start="Groty_20_strzałek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Groty_20_strzałek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Groty_20_strzałek_20_1" draw:marker-start-width="0.2cm" draw:marker-start-center="false" draw:fill="solid" draw:fill-color="#ffffc0" draw:auto-grow-height="true" draw:auto-grow-width="false" fo:min-height="1.96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family-generic="roman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ff00ff" fo:font-family="Consolas" style:font-family-generic="swiss" style:font-pitch="fixed" fo:font-size="9.5pt" style:font-family-asian="Consolas" style:font-family-generic-asian="swiss" style:font-pitch-asian="fixed" style:font-size-asian="9.5pt" style:font-family-complex="Consolas" style:font-family-generic-complex="swiss" style:font-pitch-complex="fixed" style:font-size-complex="5.40000009536743pt"/>
    </style:style>
    <style:style style:name="T2" style:family="text">
      <style:text-properties fo:color="#000000" fo:font-family="Consolas" style:font-family-generic="swiss" style:font-pitch="fixed" fo:font-size="9.5pt" style:font-family-asian="Consolas" style:font-family-generic-asian="swiss" style:font-pitch-asian="fixed" style:font-size-asian="9.5pt" style:font-family-complex="Consolas" style:font-family-generic-complex="swiss" style:font-pitch-complex="fixed" style:font-size-complex="5.40000009536743pt"/>
    </style:style>
    <style:style style:name="T3" style:family="text">
      <style:text-properties fo:color="#0000ff" fo:font-family="Consolas" style:font-family-generic="swiss" style:font-pitch="fixed" fo:font-size="9.5pt" style:font-family-asian="Consolas" style:font-family-generic-asian="swiss" style:font-pitch-asian="fixed" style:font-size-asian="9.5pt" style:font-family-complex="Consolas" style:font-family-generic-complex="swiss" style:font-pitch-complex="fixed" style:font-size-complex="5.40000009536743pt"/>
    </style:style>
    <style:style style:name="T4" style:family="text">
      <style:text-properties fo:color="#808080" fo:font-family="Consolas" style:font-family-generic="swiss" style:font-pitch="fixed" fo:font-size="9.5pt" style:font-family-asian="Consolas" style:font-family-generic-asian="swiss" style:font-pitch-asian="fixed" style:font-size-asian="9.5pt" style:font-family-complex="Consolas" style:font-family-generic-complex="swiss" style:font-pitch-complex="fixed" style:font-size-complex="5.40000009536743pt"/>
    </style:style>
  </office:automatic-styles>
  <office:body>
    <office:spreadsheet>
      <table:table table:name="speed" table:style-name="ta1" table:print="false"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2" table:default-cell-style-name="ce4"/>
        <table:table-column table:style-name="co5" table:default-cell-style-name="ce4"/>
        <table:table-column table:style-name="co6" table:default-cell-style-name="ce5"/>
        <table:table-column table:style-name="co5" table:default-cell-style-name="ce4"/>
        <table:table-column table:style-name="co6" table:default-cell-style-name="ce5"/>
        <table:table-row table:style-name="ro1">
          <table:table-cell table:style-name="ce1"/>
          <table:table-cell table:style-name="ce1" office:value-type="string" table:number-columns-spanned="3" table:number-rows-spanned="1">
            <text:p>PG SQL</text:p>
          </table:table-cell>
          <table:covered-table-cell table:number-columns-repeated="2" table:style-name="ce1"/>
          <table:table-cell table:style-name="ce1" office:value-type="string" table:number-columns-spanned="5" table:number-rows-spanned="1">
            <text:p>MS SQL</text:p>
          </table:table-cell>
          <table:covered-table-cell table:number-columns-repeated="4" table:style-name="ce1"/>
        </table:table-row>
        <table:table-row table:style-name="ro1">
          <table:table-cell table:style-name="ce2" office:value-type="string">
            <text:p>rows</text:p>
          </table:table-cell>
          <table:table-cell table:style-name="ce1" office:value-type="string">
            <text:p>insert</text:p>
          </table:table-cell>
          <table:table-cell table:style-name="ce1" office:value-type="string">
            <office:annotation draw:style-name="gr1" draw:text-style-name="P1" svg:width="2.899cm" svg:height="0.991cm" svg:x="6.544cm" svg:y="0cm" draw:caption-point-x="-0.61cm" draw:caption-point-y="0.461cm">
              <dc:creator>MJ</dc:creator>
              <dc:date>2017-02-15T00:00:00</dc:date>
              <text:p text:style-name="P1">update alog set deltaT = 0</text:p>
            </office:annotation>
            <text:p>update int</text:p>
          </table:table-cell>
          <table:table-cell table:style-name="ce1" office:value-type="string">
            <office:annotation draw:style-name="gr2" draw:text-style-name="P1" svg:width="2.899cm" svg:height="1.139cm" svg:x="8.732cm" svg:y="0cm" draw:caption-point-x="-0.61cm" draw:caption-point-y="0.461cm">
              <dc:creator>MJ</dc:creator>
              <dc:date>2017-02-15T00:00:00</dc:date>
              <text:p text:style-name="P1">update alog set url = left(url, 10)</text:p>
            </office:annotation>
            <text:p>update len</text:p>
          </table:table-cell>
          <table:table-cell table:style-name="ce1" office:value-type="string">
            <text:p>insert</text:p>
          </table:table-cell>
          <table:table-cell table:style-name="ce1" office:value-type="string" table:number-columns-spanned="2" table:number-rows-spanned="1">
            <text:p>update int</text:p>
          </table:table-cell>
          <table:covered-table-cell table:style-name="ce1"/>
          <table:table-cell table:style-name="ce1" office:value-type="string" table:number-columns-spanned="2" table:number-rows-spanned="1">
            <office:annotation draw:style-name="gr3" draw:text-style-name="P2" svg:width="2.899cm" svg:height="2.161cm" svg:x="15.689cm" svg:y="0cm" draw:caption-point-x="-0.61cm" draw:caption-point-y="0.461cm">
              <dc:creator>MJ</dc:creator>
              <dc:date>2017-02-15T00:00:00</dc:date>
              <text:p text:style-name="P2"><text:span text:style-name="T1">update</text:span><text:span text:style-name="T2"> alog </text:span><text:span text:style-name="T3">set</text:span><text:span text:style-name="T2"> </text:span><text:span text:style-name="T3">url</text:span><text:span text:style-name="T2"> </text:span><text:span text:style-name="T4">=</text:span><text:span text:style-name="T2"> </text:span><text:span text:style-name="T4">left(</text:span><text:span text:style-name="T1">cast</text:span><text:span text:style-name="T4">(</text:span><text:span text:style-name="T3">url</text:span><text:span text:style-name="T2"> </text:span><text:span text:style-name="T3">as</text:span><text:span text:style-name="T2"> </text:span><text:span text:style-name="T3">varchar</text:span><text:span text:style-name="T4">),</text:span><text:span text:style-name="T2"> 10</text:span><text:span text:style-name="T4">)</text:span></text:p>
            </office:annotation>
            <text:p>update len</text:p>
          </table:table-cell>
          <table:covered-table-cell table:style-name="ce1"/>
        </table:table-row>
        <table:table-row table:style-name="ro1">
          <table:table-cell office:value-type="float" office:value="100000">
            <text:p>100 000</text:p>
          </table:table-cell>
          <table:table-cell office:value-type="currency" office:currency="s" office:value="23">
            <text:p>23,00 s</text:p>
          </table:table-cell>
          <table:table-cell table:formula="of:=2172/1000" office:value-type="currency" office:currency="s" office:value="2.172">
            <text:p>2,17 s</text:p>
          </table:table-cell>
          <table:table-cell table:formula="of:=2437/1000" office:value-type="currency" office:currency="s" office:value="2.437">
            <text:p>2,44 s</text:p>
          </table:table-cell>
          <table:table-cell office:value-type="currency" office:currency="s" office:value="32">
            <text:p>32,00 s</text:p>
          </table:table-cell>
          <table:table-cell office:value-type="currency" office:currency="s" office:value="0.46544">
            <text:p>0,47 s</text:p>
          </table:table-cell>
          <table:table-cell table:formula="of:=[.F3]/[.C3]" office:value-type="percentage" office:value="0.214290976058932">
            <text:p>21,4%</text:p>
          </table:table-cell>
          <table:table-cell office:value-type="currency" office:currency="s" office:value="0.8751895">
            <text:p>0,88 s</text:p>
          </table:table-cell>
          <table:table-cell table:formula="of:=[.H3]/[.D3]" office:value-type="percentage" office:value="0.359125769388593">
            <text:p>35,9%</text:p>
          </table:table-cell>
        </table:table-row>
        <table:table-row table:style-name="ro1">
          <table:table-cell/>
          <table:table-cell table:formula="of:=8791/1000" office:value-type="currency" office:currency="s" office:value="8.791">
            <text:p>8,79 s</text:p>
          </table:table-cell>
          <table:table-cell table:formula="of:=2048/1000" office:value-type="currency" office:currency="s" office:value="2.048">
            <text:p>2,05 s</text:p>
          </table:table-cell>
          <table:table-cell table:formula="of:=1719/1000" office:value-type="currency" office:currency="s" office:value="1.719">
            <text:p>1,72 s</text:p>
          </table:table-cell>
          <table:table-cell office:value-type="currency" office:currency="s" office:value="25">
            <text:p>25,00 s</text:p>
          </table:table-cell>
          <table:table-cell office:value-type="currency" office:currency="s" office:value="0.3715908">
            <text:p>0,37 s</text:p>
          </table:table-cell>
          <table:table-cell table:formula="of:=[.F4]/[.C4]" office:value-type="percentage" office:value="0.1814408203125">
            <text:p>18,1%</text:p>
          </table:table-cell>
          <table:table-cell office:value-type="currency" office:currency="s" office:value="0.8733873">
            <text:p>0,87 s</text:p>
          </table:table-cell>
          <table:table-cell table:formula="of:=[.H4]/[.D4]" office:value-type="percentage" office:value="0.508078708551483">
            <text:p>50,8%</text:p>
          </table:table-cell>
        </table:table-row>
        <table:table-row table:style-name="ro1">
          <table:table-cell table:style-name="Default" table:number-columns-repeated="2"/>
          <table:table-cell table:formula="of:=1875/1000" office:value-type="currency" office:currency="s" office:value="1.875">
            <text:p>1,88 s</text:p>
          </table:table-cell>
          <table:table-cell table:formula="of:=1988/1000" office:value-type="currency" office:currency="s" office:value="1.988">
            <text:p>1,99 s</text:p>
          </table:table-cell>
          <table:table-cell table:style-name="Default"/>
          <table:table-cell office:value-type="currency" office:currency="s" office:value="0.3570857">
            <text:p>0,36 s</text:p>
          </table:table-cell>
          <table:table-cell table:formula="of:=[.F5]/[.C5]" office:value-type="percentage" office:value="0.190445706666667">
            <text:p>19,0%</text:p>
          </table:table-cell>
          <table:table-cell office:value-type="currency" office:currency="s" office:value="1.078237">
            <text:p>1,08 s</text:p>
          </table:table-cell>
          <table:table-cell table:formula="of:=[.H5]/[.D5]" office:value-type="percentage" office:value="0.542372736418511">
            <text:p>54,2%</text:p>
          </table:table-cell>
        </table:table-row>
        <table:table-row table:style-name="ro1">
          <table:table-cell table:style-name="Default" table:number-columns-repeated="2"/>
          <table:table-cell table:formula="of:=1688/1000" office:value-type="currency" office:currency="s" office:value="1.688">
            <text:p>1,69 s</text:p>
          </table:table-cell>
          <table:table-cell table:formula="of:=1859/1000" office:value-type="currency" office:currency="s" office:value="1.859">
            <text:p>1,86 s</text:p>
          </table:table-cell>
          <table:table-cell table:style-name="Default"/>
          <table:table-cell office:value-type="currency" office:currency="s" office:value="0.3593755">
            <text:p>0,36 s</text:p>
          </table:table-cell>
          <table:table-cell table:formula="of:=[.F6]/[.C6]" office:value-type="percentage" office:value="0.212900177725118">
            <text:p>21,3%</text:p>
          </table:table-cell>
          <table:table-cell office:value-type="currency" office:currency="s" office:value="0.8595028">
            <text:p>0,86 s</text:p>
          </table:table-cell>
          <table:table-cell table:formula="of:=[.H6]/[.D6]" office:value-type="percentage" office:value="0.462346853146853">
            <text:p>46,2%</text:p>
          </table:table-cell>
        </table:table-row>
        <table:table-row table:style-name="ro1">
          <table:table-cell table:style-name="Default" table:number-columns-repeated="2"/>
          <table:table-cell table:formula="of:=1578/1000" office:value-type="currency" office:currency="s" office:value="1.578">
            <text:p>1,58 s</text:p>
          </table:table-cell>
          <table:table-cell table:formula="of:=1953/1000" office:value-type="currency" office:currency="s" office:value="1.953">
            <text:p>1,95 s</text:p>
          </table:table-cell>
          <table:table-cell table:style-name="Default"/>
          <table:table-cell office:value-type="currency" office:currency="s" office:value="0.357819">
            <text:p>0,36 s</text:p>
          </table:table-cell>
          <table:table-cell table:formula="of:=[.F7]/[.C7]" office:value-type="percentage" office:value="0.226754752851711">
            <text:p>22,7%</text:p>
          </table:table-cell>
          <table:table-cell office:value-type="currency" office:currency="s" office:value="0.8672161">
            <text:p>0,87 s</text:p>
          </table:table-cell>
          <table:table-cell table:formula="of:=[.H7]/[.D7]" office:value-type="percentage" office:value="0.444043061955965">
            <text:p>44,4%</text:p>
          </table:table-cell>
        </table:table-row>
        <table:table-row table:style-name="ro1">
          <table:table-cell office:value-type="float" office:value="1000000">
            <text:p>1 000 000</text:p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">
      <number:number number:decimal-places="2" number:min-integer-digits="1" number:grouping="true"/>
      <number:text> </number:text>
      <number:currency-symbol>s</number:currency-symbol>
    </number:currency-style>
    <number:currency-style style:name="N110P0" style:volatile="true">
      <number:number number:decimal-places="0" number:min-integer-digits="1" number:grouping="true"/>
      <number:text> </number:text>
      <number:currency-symbol>s</number:currency-symbol>
    </number:currency-style>
    <number:currency-style style:name="N110">
      <number:text>-</number:text>
      <number:number number:decimal-places="0" number:min-integer-digits="1" number:grouping="true"/>
      <number:text> </number:text>
      <number:currency-symbol>s</number:currency-symbol>
      <style:map style:condition="value()&gt;=0" style:apply-style-name="N110P0"/>
    </number:currency-style>
    <number:percentage-style style:name="N111">
      <number:number number:decimal-places="1" number:min-integer-digits="1"/>
      <number:text>%</number:text>
    </number:percentag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Groty_20_strzałek_20_1" draw:display-name="Groty strzałek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5">15.02.2017</text:date>, <text:time>01:40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7M58S</meta:editing-duration>
    <meta:editing-cycles>14</meta:editing-cycles>
    <meta:generator>OpenOffice/4.1.2$Win32 OpenOffice.org_project/412m3$Build-9782</meta:generator>
    <dc:date>2017-02-15T01:40:38.68</dc:date>
    <dc:creator>Maciej Jaros</dc:creator>
    <meta:document-statistic meta:table-count="1" meta:cell-count="45" meta:object-count="0"/>
    <meta:user-defined meta:name="Info 1"/>
    <meta:user-defined meta:name="Info 2"/>
    <meta:user-defined meta:name="Info 3"/>
    <meta:user-defined meta:name="Info 4"/>
  </office:meta>
</office:document-meta>
</file>